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2" style:family="paragraph" style:parent-style-name="Text_20_body">
      <style:paragraph-properties fo:margin-left="0cm" fo:margin-right="0cm" fo:margin-top="0cm" fo:margin-bottom="0.3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paragraph-rsid="000beac8" style:font-size-asian="12pt" style:font-size-complex="12pt"/>
    </style:style>
    <style:style style:name="P3" style:family="paragraph" style:parent-style-name="Text_20_body">
      <style:paragraph-properties fo:margin-left="0cm" fo:margin-right="0cm" fo:margin-top="0.101cm" fo:margin-bottom="0.1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paragraph-rsid="000beac8" style:font-size-asian="12pt" style:font-size-complex="12pt"/>
    </style:style>
    <style:style style:name="P4" style:family="paragraph" style:parent-style-name="Standard">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P5"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P6"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20pt" fo:letter-spacing="normal" fo:font-style="normal" fo:font-weight="bold" officeooo:paragraph-rsid="000beac8" style:font-size-asian="20pt" style:font-weight-asian="bold" style:font-size-complex="20pt" style:font-weight-complex="bold"/>
    </style:style>
    <style:style style:name="P7" style:family="paragraph" style:parent-style-name="Standard">
      <style:paragraph-properties fo:margin-left="0cm" fo:margin-right="0cm" fo:line-height="115%" fo:orphans="2" fo:widows="2" fo:text-indent="0cm" style:auto-text-indent="false"/>
    </style:style>
    <style:style style:name="P8" style:family="paragraph" style:parent-style-name="Standard">
      <style:paragraph-properties fo:margin-left="0cm" fo:margin-right="0cm" fo:margin-top="0cm" fo:margin-bottom="0.254cm" style:contextual-spacing="false" fo:line-height="115%" fo:orphans="2" fo:widows="2" fo:text-indent="0cm" style:auto-text-indent="false"/>
    </style:style>
    <style:style style:name="P9" style:family="paragraph" style:parent-style-name="Text_20_body">
      <style:paragraph-properties fo:margin-left="0cm" fo:margin-right="0cm" fo:margin-top="0cm" fo:margin-bottom="0.254cm" style:contextual-spacing="false" fo:line-height="115%" fo:orphans="2" fo:widows="2" fo:text-indent="0cm" style:auto-text-indent="false"/>
    </style:style>
    <style:style style:name="P10" style:family="paragraph" style:parent-style-name="Text_20_body">
      <style:paragraph-properties fo:margin-left="0cm" fo:margin-right="0cm" fo:margin-top="0cm" fo:margin-bottom="0.254cm" style:contextual-spacing="false" fo:line-height="115%" fo:orphans="2" fo:widows="2" fo:text-indent="0cm" style:auto-text-indent="false" fo:padding="0cm" fo:border="none"/>
    </style:style>
    <style:style style:name="P11" style:family="paragraph" style:parent-style-name="Standard">
      <style:paragraph-properties fo:margin-left="0cm" fo:margin-right="0cm" fo:margin-top="0.201cm" fo:margin-bottom="0.201cm" style:contextual-spacing="false" fo:line-height="115%" fo:orphans="2" fo:widows="2" fo:text-indent="0cm" style:auto-text-indent="false"/>
    </style:style>
    <style:style style:name="P12" style:family="paragraph" style:parent-style-name="Text_20_body">
      <style:paragraph-properties fo:margin-left="0cm" fo:margin-right="0cm" fo:margin-top="0cm" fo:margin-bottom="0.254cm" style:contextual-spacing="false" fo:line-height="115%" fo:orphans="2" fo:widows="2" fo:text-indent="0cm" style:auto-text-indent="false"/>
      <style:text-properties officeooo:paragraph-rsid="000ae647"/>
    </style:style>
    <style:style style:name="P13" style:family="paragraph" style:parent-style-name="Text_20_body">
      <style:paragraph-properties fo:margin-left="0cm" fo:margin-right="0cm" fo:margin-top="0.302cm" fo:margin-bottom="0.307cm" style:contextual-spacing="false" fo:line-height="115%" fo:orphans="2" fo:widows="2" fo:text-indent="0cm" style:auto-text-indent="false"/>
      <style:text-properties officeooo:paragraph-rsid="000beac8"/>
    </style:style>
    <style:style style:name="P14" style:family="paragraph" style:parent-style-name="Text_20_body" style:list-style-name="L1">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101cm" fo:margin-bottom="0.1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paragraph-rsid="000beac8" style:font-size-asian="12pt" style:font-size-complex="12pt"/>
    </style:style>
    <style:style style:name="P16" style:family="paragraph" style:parent-style-name="Text_20_body">
      <style:paragraph-properties fo:margin-left="0cm" fo:margin-right="0cm" fo:margin-top="0.101cm" fo:margin-bottom="0.1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rsid="000d8320" officeooo:paragraph-rsid="000d8320" style:font-size-asian="12pt" style:font-size-complex="12pt"/>
    </style:style>
    <style:style style:name="P17" style:family="paragraph" style:parent-style-name="Text_20_body">
      <style:paragraph-properties fo:margin-left="0cm" fo:margin-right="0cm" fo:margin-top="0.302cm" fo:margin-bottom="0.307cm" style:contextual-spacing="false" fo:line-height="115%" fo:orphans="2" fo:widows="2" fo:text-indent="0cm" style:auto-text-indent="false"/>
      <style:text-properties officeooo:paragraph-rsid="000beac8"/>
    </style:style>
    <style:style style:name="T1" style:family="text">
      <style:text-properties fo:font-variant="normal" fo:text-transform="none" fo:color="#0a0a0a"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0a0a0a" loext:opacity="100%" style:font-name="Liberation Serif" fo:font-size="12pt" fo:letter-spacing="normal" fo:font-style="normal" fo:font-weight="normal" officeooo:rsid="00092cfb" style:font-size-asian="12pt" style:font-size-complex="12pt"/>
    </style:style>
    <style:style style:name="T3" style:family="text">
      <style:text-properties fo:font-variant="normal" fo:text-transform="none" fo:color="#0a0a0a" loext:opacity="100%" style:font-name="Liberation Serif" fo:font-size="12pt" fo:letter-spacing="normal" fo:font-style="normal" fo:font-weight="normal" officeooo:rsid="000ae647" style:font-size-asian="12pt" style:font-size-complex="12pt"/>
    </style:style>
    <style:style style:name="T4" style:family="text">
      <style:text-properties fo:font-variant="normal" fo:text-transform="none" fo:color="#0a0a0a" loext:opacity="100%" style:font-name="Liberation Serif" fo:font-size="12pt" fo:letter-spacing="normal" fo:font-style="normal" fo:font-weight="normal" fo:background-color="#ffff00" loext:char-shading-value="0" style:font-size-asian="12pt" style:font-size-complex="12pt"/>
    </style:style>
    <style:style style:name="T5" style:family="text">
      <style:text-properties fo:font-variant="normal" fo:text-transform="none" fo:color="#0a0a0a" loext:opacity="100%" style:font-name="Liberation Serif" fo:font-size="12pt" fo:letter-spacing="normal" fo:font-style="normal" fo:font-weight="normal" officeooo:rsid="00092cfb" fo:background-color="#ffff00" loext:char-shading-value="0" style:font-size-asian="12pt" style:font-size-complex="12pt"/>
    </style:style>
    <style:style style:name="T6" style:family="text">
      <style:text-properties fo:font-variant="normal" fo:text-transform="none" fo:color="#0a0a0a" loext:opacity="100%" style:font-name="Liberation Serif" fo:font-size="12pt" fo:letter-spacing="normal" fo:font-style="normal" fo:font-weight="bold" style:font-size-asian="12pt" style:font-size-complex="12pt"/>
    </style:style>
    <style:style style:name="T7" style:family="text">
      <style:text-properties fo:font-variant="normal" fo:text-transform="none" fo:color="#0a0a0a" loext:opacity="100%" style:font-name="Liberation Serif" fo:font-size="12pt" fo:letter-spacing="normal" fo:font-style="normal" fo:font-weight="bold" officeooo:rsid="00092cfb" style:font-size-asian="12pt" style:font-size-complex="12pt"/>
    </style:style>
    <style:style style:name="T8" style:family="text">
      <style:text-properties fo:font-variant="normal" fo:text-transform="none" fo:color="#0a0a0a" loext:opacity="100%" style:font-name="Liberation Serif" fo:font-size="12pt" fo:letter-spacing="normal" fo:font-style="normal" fo:font-weight="bold" officeooo:rsid="00092cfb" style:font-size-asian="12pt" style:font-weight-asian="bold" style:font-size-complex="12pt" style:font-weight-complex="bold"/>
    </style:style>
    <style:style style:name="T9" style:family="text">
      <style:text-properties fo:font-variant="normal" fo:text-transform="none" fo:color="#0a0a0a" loext:opacity="100%" style:font-name="Liberation Serif" fo:font-size="12pt" fo:letter-spacing="normal" fo:font-style="normal" fo:font-weight="bold" fo:background-color="#ffff00" loext:char-shading-value="0" style:font-size-asian="12pt" style:font-size-complex="12pt"/>
    </style:style>
    <style:style style:name="T10" style:family="text">
      <style:text-properties fo:font-variant="normal" fo:text-transform="none" fo:color="#0a0a0a" loext:opacity="100%" style:font-name="Liberation Serif" fo:font-size="12pt" fo:letter-spacing="normal" fo:font-style="italic" fo:font-weight="normal" style:font-size-asian="12pt" style:font-size-complex="12pt"/>
    </style:style>
    <style:style style:name="T11" style:family="text">
      <style:text-properties fo:font-variant="normal" fo:text-transform="none" fo:color="#0a0a0a" loext:opacity="100%" style:font-name="Liberation Serif" fo:font-size="24pt" fo:letter-spacing="normal" fo:font-style="normal" fo:font-weight="bold" style:font-size-asian="24pt" style:font-weight-asian="bold" style:font-size-complex="24pt" style:font-weight-complex="bold"/>
    </style:style>
    <style:style style:name="T12" style:family="text">
      <style:text-properties officeooo:rsid="00092cfb"/>
    </style:style>
    <style:style style:name="T13" style:family="text">
      <style:text-properties officeooo:rsid="000beac8"/>
    </style:style>
    <style:style style:name="T14" style:family="text">
      <style:text-properties officeooo:rsid="000d09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11">5.1 Generalidades</text:span></text:span></text:p>
      <text:p text:style-name="P7"><text:span text:style-name="T5">E</text:span><text:span text:style-name="T4">l subapartado </text:span><text:span text:style-name="Strong_20_Emphasis"><text:span text:style-name="T9">5.1 Generalidades </text:span></text:span><text:span text:style-name="T4">es breve pero fundamental, ya que establece quién es el responsable y cuál es la filosofía de trabajo para gestionar las auditorías.</text:span></text:p>
      <text:p text:style-name="P8"><text:span text:style-name="T1">Este punto establece que toda organización que necesite realizar auditorías (ya sean internas o externas) debe establecer un </text:span><text:span text:style-name="T8">p</text:span><text:span text:style-name="Strong_20_Emphasis"><text:span text:style-name="T6">rograma de </text:span></text:span><text:span text:style-name="Strong_20_Emphasis"><text:span text:style-name="T7">a</text:span></text:span><text:span text:style-name="Strong_20_Emphasis"><text:span text:style-name="T6">uditoría</text:span></text:span><text:span text:style-name="T1">.</text:span></text:p>
      <text:p text:style-name="P4">1. La escala del programa</text:p>
      <text:p text:style-name="P1">La norma aclara que el programa no es <text:span text:style-name="T12">un modelo estándar</text:span>. Su extensión y detalle dependerán de:</text:p>
      <text:list text:style-name="L1">
        <text:list-item>
          <text:p text:style-name="P14">El tamaño de la organización.</text:p>
        </text:list-item>
        <text:list-item>
          <text:p text:style-name="P14">La complejidad de sus procesos.</text:p>
        </text:list-item>
        <text:list-item>
          <text:p text:style-name="P14">La madurez del sistema de gestión de inocuidad.</text:p>
        </text:list-item>
      </text:list>
      <text:p text:style-name="P5">2. El enfoque basado en procesos y riesgos</text:p>
      <text:p text:style-name="P9"><text:span text:style-name="T2">L</text:span><text:span text:style-name="T1">a ISO 19011 enfatiza que el programa debe dar prioridad a auditar las cuestiones que son </text:span><text:span text:style-name="Strong_20_Emphasis"><text:span text:style-name="T6">críticas para el sistema de gestión</text:span></text:span><text:span text:style-name="T1">.</text:span></text:p>
      <text:p text:style-name="P10"><text:span text:style-name="Emphasis"><text:span text:style-name="T10">Aplicación a ISO 22000: </text:span></text:span><text:span text:style-name="T1">El programa debe asignar más recursos y frecuencia a los procesos que gestionan Peligros Significativos (PCC y PPRO) que a procesos administrativos de bajo impacto.</text:span></text:p>
      <text:p text:style-name="P5">3. La responsabilidad de la gestión <text:span text:style-name="T12">del programa</text:span></text:p>
      <text:p text:style-name="P12"><text:span text:style-name="T1">Un punto crítico de las generalidades es que la responsabilidad de gestionar el programa debe recaer en </text:span><text:span text:style-name="Strong_20_Emphasis"><text:span text:style-name="T6">personas competentes</text:span></text:span><text:span text:style-name="Strong_20_Emphasis"><text:span text:style-name="T1"> </text:span></text:span><text:span text:style-name="Strong_20_Emphasis"><text:span text:style-name="T3">para garantizar su eficacia, así como con conocimientos y habilidades en las áreas relacionadas con la norma del sistema de gestión a auditar.</text:span></text:span></text:p>
      <text:p text:style-name="P12"><text:span text:style-name="T3">Por ejemplo: </text:span><text:span text:style-name="T1">En una empresa de alimentos, el gestor del programa debe comprender la importancia de las temporadas (ej. auditar más intensamente antes de picos de producción donde el riesgo de contaminación aumenta por la carga de trabajo).</text:span></text:p>
      <text:p text:style-name="P5">4. Integración de sistemas</text:p>
      <text:p text:style-name="P9"><text:span text:style-name="T1">Si la empresa tiene otros certificados (como ISO 9001 o ISO 14001), las generalidades de la ISO 19011 permiten y fomentan que el programa incluya </text:span><text:span text:style-name="Strong_20_Emphasis"><text:span text:style-name="T6">auditorías combinadas</text:span></text:span><text:span text:style-name="T1">, optimizando tiempos y recursos.</text:span></text:p>
      <text:p text:style-name="P6">5. Elementos <text:span text:style-name="T13">a</text:span> considerar</text:p>
      <text:p text:style-name="P2">El gestor del programa de auditoría debe considerar los siguientes elementos:</text:p>
      <text:p text:style-name="P3">1. Objetivos del programa <text:span text:style-name="T14">(5.2)</text:span></text:p>
      <text:p text:style-name="P3">2. Riesgos y oportunidades con respecto al programa de auditoría <text:span text:style-name="T14">(5.3)</text:span></text:p>
      <text:p text:style-name="P3"><text:soft-page-break/>3. Alcance de cada auditoría</text:p>
      <text:p text:style-name="P3">4. Calendario de auditorías</text:p>
      <text:p text:style-name="P3">5. Tipo de auditoría</text:p>
      <text:p text:style-name="P3">5. Criterios de auditoría</text:p>
      <text:p text:style-name="P3">6. Métodos de auditoría</text:p>
      <text:p text:style-name="P3">7. Criterios para seleccionar al equipo auditor</text:p>
      <text:p text:style-name="P3">8. Información documentada necesaria.</text:p>
      <text:p text:style-name="P16">9. Los recursos disponibles (5.4.4)</text:p>
      <text:p text:style-name="P13"><text:span text:style-name="T1">El programa de auditoría es un </text:span><text:span text:style-name="Strong_20_Emphasis"><text:span text:style-name="T6">proceso vivo</text:span></text:span><text:span text:style-name="T1">. No es un documento que se firma en enero y se guarda en un cajón. Debe ser monitoreado y ajustado constantemente para asegurar que sigue siendo eficaz para detectar riesgos de inocuidad.</text:span></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02T14:37:00</meta:creation-date>
    <dc:date>2026-01-26T18:04:44.107000000</dc:date>
    <meta:editing-duration>PT1H31S</meta:editing-duration>
    <meta:editing-cycles>6</meta:editing-cycles>
    <meta:generator>LibreOffice/7.5.0.3$Windows_X86_64 LibreOffice_project/c21113d003cd3efa8c53188764377a8272d9d6de</meta:generator>
    <dc:title>Unidad de Competencia</dc:title>
    <meta:initial-creator>Lucia SANCHEZ</meta:initial-creator>
    <meta:keyword>Unidad Competencia</meta:keyword>
    <meta:document-statistic meta:table-count="0" meta:image-count="0" meta:object-count="0" meta:page-count="2" meta:paragraph-count="29" meta:word-count="382" meta:character-count="2371" meta:non-whitespace-character-count="2021"/>
  </office:meta>
</office:document-meta>
</file>